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39d84" officeooo:paragraph-rsid="00139d84" style:font-weight-asian="normal" style:font-weight-complex="normal"/>
    </style:style>
    <style:style style:name="P6" style:family="paragraph" style:parent-style-name="Standard">
      <style:text-properties fo:font-weight="normal" officeooo:rsid="0014f07b" officeooo:paragraph-rsid="0014f07b" style:font-weight-asian="normal" style:font-weight-complex="normal"/>
    </style:style>
    <style:style style:name="P7" style:family="paragraph" style:parent-style-name="Standard">
      <style:text-properties fo:font-weight="normal" officeooo:rsid="0015caf2" officeooo:paragraph-rsid="0015caf2" style:font-weight-asian="normal" style:font-weight-complex="normal"/>
    </style:style>
    <style:style style:name="P8"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9"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10"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1"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3pt" style:font-size-asian="13pt" style:font-size-complex="13pt"/>
    </style:style>
    <style:style style:name="T5"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ython NetaCad</text:p>
      <text:p text:style-name="P11"><text:span text:style-name="T2"/></text:p>
      <text:p text:style-name="P9">Intro to Python</text:p>
      <text:p text:style-name="P1"/>
      <text:p text:style-name="P8">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10">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5">implementation of Python </text:span>refers to “a program or environment, which provides support for the execution of programs in the Python language, as represented by the Cpython reference implementation.”</text:p>
      <text:p text:style-name="P3"/>
      <text:p text:style-name="P9"><text:soft-page-break/>How interpreter works?</text:p>
      <text:p text:style-name="P9"><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5">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5">IDLE</text:span>: Its a python program which uses Tkinter (Python’s GUI toolkit). As soon as you open IDLE, it launches Python Shell window. This window is an interactive Python REPL (Read-Eval-Print Loop).</text:p>
      <text:p text:style-name="P3"/>
      <text:p text:style-name="P4"><text:span text:style-name="T5">Delimiter</text:span> in python is a character used to separate data into distinct parts. For e.g., “ or ‘ for strings in python.</text:p>
      <text:p text:style-name="P4"/>
      <text:p text:style-name="P6">A <text:span text:style-name="T5">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5">type</text:span>.</text:p>
      <text:p text:style-name="P4"/>
      <text:p text:style-name="P4"><text:span text:style-name="T5">Integers</text:span> are devoid of fractional part.</text:p>
      <text:p text:style-name="P4"/>
      <text:p text:style-name="P7"><text:span text:style-name="T5">Boolean values</text:span> are the result of weighing truthfulness of an expression or setting a variable as True or 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09T07:17:45.325888864</dc:date>
    <meta:editing-duration>PT19M31S</meta:editing-duration>
    <meta:editing-cycles>4</meta:editing-cycles>
    <meta:generator>LibreOffice/24.2.7.2$Linux_X86_64 LibreOffice_project/420$Build-2</meta:generator>
    <meta:document-statistic meta:table-count="0" meta:image-count="0" meta:object-count="0" meta:page-count="2" meta:paragraph-count="28" meta:word-count="623" meta:character-count="3695" meta:non-whitespace-character-count="3099"/>
  </office:meta>
</office:document-meta>
</file>